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7200000172B5BDC864E2CB6BF2.png" manifest:media-type="image/png"/>
  <manifest:file-entry manifest:full-path="Pictures/1000000000000172000001724BCA5090F7599D96.png" manifest:media-type="image/png"/>
  <manifest:file-entry manifest:full-path="Pictures/100000000000017200000172E6BF47E962920773.png" manifest:media-type="image/png"/>
  <manifest:file-entry manifest:full-path="Pictures/100000000000017200000172708EBC11F651102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98cm" svg:height="9.98cm" svg:x="1.635cm" svg:y="1.497cm">
          <draw:image xlink:href="Pictures/100000000000017200000172708EBC11F651102A.png" xlink:type="simple" xlink:show="embed" xlink:actuate="onLoad" draw:mime-type="image/png">
            <text:p/>
          </draw:image>
        </draw:frame>
        <draw:frame draw:style-name="gr2" draw:text-style-name="P2" draw:layer="layout" svg:width="1.848cm" svg:height="0.886cm" svg:x="5.502cm" svg:y="10.591cm">
          <draw:text-box>
            <text:p>Love</text:p>
          </draw:text-box>
        </draw:frame>
        <draw:frame draw:style-name="gr1" draw:text-style-name="P1" draw:layer="layout" svg:width="8.025cm" svg:height="8.025cm" svg:x="11.39cm" svg:y="1.77cm">
          <draw:image xlink:href="Pictures/100000000000017200000172E6BF47E962920773.png" xlink:type="simple" xlink:show="embed" xlink:actuate="onLoad" draw:mime-type="image/png">
            <text:p/>
          </draw:image>
        </draw:frame>
        <draw:frame draw:style-name="gr2" draw:text-style-name="P2" draw:layer="layout" svg:width="1.573cm" svg:height="0.886cm" svg:x="14.652cm" svg:y="9.072cm">
          <draw:text-box>
            <text:p>You</text:p>
          </draw:text-box>
        </draw:frame>
        <draw:frame draw:style-name="gr1" draw:text-style-name="P1" draw:layer="layout" svg:width="5.168cm" svg:height="5.168cm" svg:x="3.857cm" svg:y="16.875cm">
          <draw:image xlink:href="Pictures/1000000000000172000001724BCA5090F7599D96.png" xlink:type="simple" xlink:show="embed" xlink:actuate="onLoad" draw:mime-type="image/png">
            <text:p/>
          </draw:image>
        </draw:frame>
        <draw:frame draw:style-name="gr2" draw:text-style-name="P2" draw:layer="layout" svg:width="2.644cm" svg:height="0.886cm" svg:x="5.023cm" svg:y="21.704cm">
          <draw:text-box>
            <text:p>Forever</text:p>
          </draw:text-box>
        </draw:frame>
        <draw:frame draw:style-name="gr1" draw:text-style-name="P1" draw:layer="layout" svg:width="8.837cm" svg:height="8.837cm" svg:x="10.26cm" svg:y="13.818cm">
          <draw:image xlink:href="Pictures/100000000000017200000172B5BDC864E2CB6BF2.png" xlink:type="simple" xlink:show="embed" xlink:actuate="onLoad" draw:mime-type="image/png">
            <text:p/>
          </draw:image>
        </draw:frame>
        <draw:frame draw:style-name="gr2" draw:text-style-name="P2" draw:layer="layout" svg:width="1.912cm" svg:height="0.886cm" svg:x="13.693cm" svg:y="21.769cm">
          <draw:text-box>
            <text:p>Mom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5:47:11.903356363</meta:creation-date>
    <dc:date>2023-05-13T19:04:44.308466079</dc:date>
    <meta:editing-duration>PT2H27M28S</meta:editing-duration>
    <meta:editing-cycles>2</meta:editing-cycles>
    <meta:generator>LibreOffice/7.5.3.2$Linux_X86_64 LibreOffice_project/50$Build-2</meta:generator>
    <meta:document-statistic meta:object-count="8"/>
  </office:meta>
</office:document-meta>
</file>